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[.C20]" style:apply-style-name="cf12" style:base-cell-address="Tabelle1.E20"/>
    </style:style>
    <style:style style:name="ce5" style:family="table-cell">
      <style:map style:condition="of:cell-content()!=[.A3]" style:apply-style-name="cf11" style:base-cell-address="Tabelle1.C3"/>
    </style:style>
    <style:style style:name="ce6" style:family="table-cell">
      <style:map style:condition="of:cell-content()!=[.A35]" style:apply-style-name="cf11" style:base-cell-address="Tabelle1.C35"/>
    </style:style>
    <style:style style:name="ce7" style:family="table-cell">
      <style:map style:condition="of:cell-content()!=&quot;rest/&quot;&amp;[.B3]" style:apply-style-name="cf11" style:base-cell-address="Tabelle1.D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AttributeGroup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Group/{id}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AttributeGroup/{id}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AttributeGroup/{id}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Group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Group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Groups/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Groups/NotIn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Attribute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7">
            <text:p>rest/AttributeType/{id}/ConvertToItemType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Type/{id}/ItemAttribute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Types/CorrespondingValuesOfType/{id}</text:p>
          </table:table-cell>
          <table:table-cell office:value-type="string" table:style-name="ce4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Types/ForGroup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AttributeTyp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ConfigurationIte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ConfigurationItem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/{id}/Connectable/{ruleId}</text:p>
          </table:table-cell>
          <table:table-cell office:value-type="string" table:style-name="ce1">
            <text:p>Redundant with line 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/{id}/Connection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/{id}/Connections/ToLow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/{id}/Connections/ToUpp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/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/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7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7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/{itemId}/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ConfigurationItem/Full</text:p>
          </table:table-cell>
          <table:table-cell office:value-type="string" table:style-name="ce4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/type/{itemType}/name/{itemNam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</text:p>
          </table:table-cell>
          <table:table-cell office:value-type="string" table:style-name="ce1">
            <text:p>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/{ids}</text:p>
          </table:table-cell>
          <table:table-cell office:value-type="string" table:style-name="ce1">
            <text:p>New metho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/Available/{ruleId}/{itemsToConnect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/ByTypes/{typeIds}/Full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/ByTypes/{typeIds}</text:p>
          </table:table-cell>
          <table:table-cell office:value-type="string" table:style-name="ce4">
            <text:p>Changed UR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4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/Connectable/{rule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/ConnectableAsLow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figurationItems/ConnectableAsUpperItem/item/{item}/rule/{rul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7">
            <text:p>rest/ConfigurationItems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7">
            <text:p/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7">
            <text:p>rest/ConfigurationItem/{id}</text:p>
          </table:table-cell>
          <table:table-cell office:value-type="string" table:style-name="ce1">
            <text:p>Not yet implement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Connectio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Connection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/upperItem/{upperItem}/connectionType/{connType}/lowerItem/{lowerItem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ConnectionRu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ConnectionRul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/{id}/Connections/Cou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/upperItemType/{upper}/connectionType/{conn}/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s/ForLow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s/ForUppe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s/ForUpperItemType/{upper}/ForLowerItemType/{lower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Rules/For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s</text:p>
          </table:table-cell>
          <table:table-cell office:value-type="string" table:style-name="ce1">
            <text:p>New for migration: added pagi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Connection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Connection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ConnectionTypes/AllowedDownward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ConvertFileTo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ImportData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7">
            <text:p>-</text:p>
          </table:table-cell>
          <table:table-cell office:value-type="string" table:style-name="ce1">
            <text:p>Remove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ItemTyp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Item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ItemType/{id}/CanDele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ItemTypes/ForLower/{low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ItemTypes/ForUpper/{upper}/ConnectionType/{connType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ItemTyp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ItemTypes/ByAllowedAttributeType/{id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MetaDat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/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>rest/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7">
            <text:p>rest/User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User/{domain}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7">
            <text:p>rest/User/{user}/{role}/{deleteResponsibilities}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User/Curre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User/Ro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>rest/User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POST</text:p>
          </table:table-cell>
          <table:table-cell office:value-type="string" table:style-name="ce7">
            <text:p/>
          </table:table-cell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7">
            <text:p/>
          </table:table-cell>
          <table:table-cell office:value-type="string" table:style-name="ce1">
            <text:p>AD-Operation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7">
            <text:p>Login</text:p>
          </table:table-cell>
          <table:table-cell office:value-type="string" table:style-name="ce1">
            <text:p>New for JWT authentication</text:p>
          </table:table-cell>
          <table:table-cell table:number-columns-repeated="16379"/>
        </table:table-row>
        <table:table-row table:number-rows-repeated="1048464" table:style-name="ro1">
          <table:table-cell table:number-columns-repeated="16384"/>
        </table:table-row>
      </table:table>
      <table:database-ranges>
        <table:database-range table:target-range-address="Tabelle1.A2:Tabelle1.E1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3" style:family="table-cell" style:data-style-name="N0">
      <style:table-cell-properties fo:background-color="#FFE699"/>
    </style:style>
    <style:style style:name="cf4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6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1" style:family="table-cell">
      <style:table-cell-properties fo:background-color="#FFE699"/>
      <style:text-properties fo:color="#000000" style:font-family-generic="swiss"/>
    </style:style>
    <style:style style:name="cf12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Michael</meta:initial-creator>
    <dc:creator>Michael</dc:creator>
    <meta:creation-date>2020-08-30T16:22:06Z</meta:creation-date>
    <dc:date>2021-01-16T19:42:52Z</dc:date>
    <meta:editing-cycles>1</meta:editing-cycles>
    <meta:editing-duration>PT0S</meta:editing-duration>
  </office:meta>
</office:document-meta>
</file>